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MessageBrokerStats.getStompBrokerRelayStats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MessageBrokerStats.getLogging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MessageBrokerStats.getSockJsTaskSchedulerStatsInf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MessageBrokerSta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ocketMessageBrokerStats.getClientInboundExecutorStats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MessageBrokerStats.getWebSocketSessionStats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MessageBrokerStats.setSockJsTaskScheduler( TaskScheduler sockJsTask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MessageBrokerStats.setSubProtocolWebSocketHandler( SubProtocolWebSocketHandler webSocke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MessageBrokerStats.getExecutorStatsInfo( @ Nullable Executor execu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SocketMessageBrokerStats.getClientOutboundExecutorStats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MessageBrokerStats.setInboundChannelExecutor( TaskExecutor inboundChannel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MessageBrokerStats.setStompBrokerRelay( StompBrokerRelayMessageHandler stompBrokerR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MessageBrokerStats.setLoggingPeriod( long peri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MessageBrokerStats.initStompSubProtocolHandl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SocketMessageBrokerStats.setOutboundChannelExecutor( TaskExecutor outboundChannel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MessageBrokerStats.getStompSubProtocolStats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MessageBrokerStats.initLoggingTask( long initialDel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